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Mean time (sec)</text:p>
          </table:table-cell>
          <table:table-cell office:value-type="string" calcext:value-type="string">
            <text:p>folds</text:p>
          </table:table-cell>
          <table:table-cell office:value-type="string" calcext:value-type="string">
            <text:p>Stratification?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78" calcext:value-type="float">
            <text:p>0.78</text:p>
          </table:table-cell>
          <table:table-cell office:value-type="float" office:value="0.668667" calcext:value-type="float">
            <text:p>0.668667</text:p>
          </table:table-cell>
          <table:table-cell office:value-type="float" office:value="0.00423475" calcext:value-type="float">
            <text:p>0.004234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509387" calcext:value-type="float">
            <text:p>0.509387</text:p>
          </table:table-cell>
          <table:table-cell office:value-type="float" office:value="0.20995" calcext:value-type="float">
            <text:p>0.20995</text:p>
          </table:table-cell>
          <table:table-cell office:value-type="float" office:value="0.753872" calcext:value-type="float">
            <text:p>0.753872</text:p>
          </table:table-cell>
          <table:table-cell office:value-type="float" office:value="0.00962372" calcext:value-type="float">
            <text:p>0.009623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584" calcext:value-type="float">
            <text:p>0.584</text:p>
          </table:table-cell>
          <table:table-cell office:value-type="float" office:value="0.539518" calcext:value-type="float">
            <text:p>0.539518</text:p>
          </table:table-cell>
          <table:table-cell office:value-type="float" office:value="0.656" calcext:value-type="float">
            <text:p>0.656</text:p>
          </table:table-cell>
          <table:table-cell office:value-type="float" office:value="0.0236241" calcext:value-type="float">
            <text:p>0.02362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599185" calcext:value-type="float">
            <text:p>0.599185</text:p>
          </table:table-cell>
          <table:table-cell office:value-type="float" office:value="0.178012" calcext:value-type="float">
            <text:p>0.178012</text:p>
          </table:table-cell>
          <table:table-cell office:value-type="float" office:value="0.76901" calcext:value-type="float">
            <text:p>0.76901</text:p>
          </table:table-cell>
          <table:table-cell office:value-type="float" office:value="0.118853" calcext:value-type="float">
            <text:p>0.1188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848956" calcext:value-type="float">
            <text:p>0.848956</text:p>
          </table:table-cell>
          <table:table-cell office:value-type="float" office:value="0.661523" calcext:value-type="float">
            <text:p>0.661523</text:p>
          </table:table-cell>
          <table:table-cell office:value-type="float" office:value="0.762742" calcext:value-type="float">
            <text:p>0.762742</text:p>
          </table:table-cell>
          <table:table-cell office:value-type="float" office:value="0.0639628" calcext:value-type="float">
            <text:p>0.06396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0.684341" calcext:value-type="float">
            <text:p>0.684341</text:p>
          </table:table-cell>
          <table:table-cell office:value-type="float" office:value="0.35981" calcext:value-type="float">
            <text:p>0.35981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0235363" calcext:value-type="float">
            <text:p>0.02353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869553" calcext:value-type="float">
            <text:p>0.869553</text:p>
          </table:table-cell>
          <table:table-cell office:value-type="float" office:value="0.744191" calcext:value-type="float">
            <text:p>0.744191</text:p>
          </table:table-cell>
          <table:table-cell office:value-type="float" office:value="0.769546" calcext:value-type="float">
            <text:p>0.769546</text:p>
          </table:table-cell>
          <table:table-cell office:value-type="float" office:value="0.0898027" calcext:value-type="float">
            <text:p>0.08980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754824" calcext:value-type="float">
            <text:p>0.754824</text:p>
          </table:table-cell>
          <table:table-cell office:value-type="float" office:value="0.601202" calcext:value-type="float">
            <text:p>0.601202</text:p>
          </table:table-cell>
          <table:table-cell office:value-type="float" office:value="0.675843" calcext:value-type="float">
            <text:p>0.675843</text:p>
          </table:table-cell>
          <table:table-cell office:value-type="float" office:value="0.00474541" calcext:value-type="float">
            <text:p>0.004745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586286" calcext:value-type="float">
            <text:p>0.586286</text:p>
          </table:table-cell>
          <table:table-cell office:value-type="float" office:value="0.46564" calcext:value-type="float">
            <text:p>0.46564</text:p>
          </table:table-cell>
          <table:table-cell office:value-type="float" office:value="0.632243" calcext:value-type="float">
            <text:p>0.632243</text:p>
          </table:table-cell>
          <table:table-cell office:value-type="float" office:value="0.00548546" calcext:value-type="float">
            <text:p>0.005485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848186" calcext:value-type="float">
            <text:p>0.848186</text:p>
          </table:table-cell>
          <table:table-cell office:value-type="float" office:value="0.711696" calcext:value-type="float">
            <text:p>0.711696</text:p>
          </table:table-cell>
          <table:table-cell office:value-type="float" office:value="0.73637" calcext:value-type="float">
            <text:p>0.73637</text:p>
          </table:table-cell>
          <table:table-cell office:value-type="float" office:value="0.580053" calcext:value-type="float">
            <text:p>0.5800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683585" calcext:value-type="float">
            <text:p>0.683585</text:p>
          </table:table-cell>
          <table:table-cell office:value-type="float" office:value="0.394353" calcext:value-type="float">
            <text:p>0.394353</text:p>
          </table:table-cell>
          <table:table-cell office:value-type="float" office:value="0.971811" calcext:value-type="float">
            <text:p>0.971811</text:p>
          </table:table-cell>
          <table:table-cell office:value-type="float" office:value="0.0037534" calcext:value-type="float">
            <text:p>0.00375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456687" calcext:value-type="float">
            <text:p>0.456687</text:p>
          </table:table-cell>
          <table:table-cell office:value-type="float" office:value="0.975481" calcext:value-type="float">
            <text:p>0.975481</text:p>
          </table:table-cell>
          <table:table-cell office:value-type="float" office:value="0.000420133" calcext:value-type="float">
            <text:p>0.0004201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480441" calcext:value-type="float">
            <text:p>0.480441</text:p>
          </table:table-cell>
          <table:table-cell office:value-type="float" office:value="-0.905539" calcext:value-type="float">
            <text:p>-0.905539</text:p>
          </table:table-cell>
          <table:table-cell office:value-type="float" office:value="0.982817" calcext:value-type="float">
            <text:p>0.982817</text:p>
          </table:table-cell>
          <table:table-cell office:value-type="float" office:value="0.0285552" calcext:value-type="float">
            <text:p>0.02855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862756" calcext:value-type="float">
            <text:p>0.862756</text:p>
          </table:table-cell>
          <table:table-cell office:value-type="float" office:value="0.505868" calcext:value-type="float">
            <text:p>0.505868</text:p>
          </table:table-cell>
          <table:table-cell office:value-type="float" office:value="0.982237" calcext:value-type="float">
            <text:p>0.982237</text:p>
          </table:table-cell>
          <table:table-cell office:value-type="float" office:value="0.00186511" calcext:value-type="float">
            <text:p>0.001865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01429" calcext:value-type="float">
            <text:p>0.901429</text:p>
          </table:table-cell>
          <table:table-cell office:value-type="float" office:value="0.986326" calcext:value-type="float">
            <text:p>0.986326</text:p>
          </table:table-cell>
          <table:table-cell office:value-type="float" office:value="0.0163592" calcext:value-type="float">
            <text:p>0.01635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77141" calcext:value-type="float">
            <text:p>0.77141</text:p>
          </table:table-cell>
          <table:table-cell office:value-type="float" office:value="0.716866" calcext:value-type="float">
            <text:p>0.716866</text:p>
          </table:table-cell>
          <table:table-cell office:value-type="float" office:value="0.955804" calcext:value-type="float">
            <text:p>0.955804</text:p>
          </table:table-cell>
          <table:table-cell office:value-type="float" office:value="0.0115326" calcext:value-type="float">
            <text:p>0.01153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26111" calcext:value-type="float">
            <text:p>0.926111</text:p>
          </table:table-cell>
          <table:table-cell office:value-type="float" office:value="0.214305" calcext:value-type="float">
            <text:p>0.214305</text:p>
          </table:table-cell>
          <table:table-cell office:value-type="float" office:value="0.9605" calcext:value-type="float">
            <text:p>0.9605</text:p>
          </table:table-cell>
          <table:table-cell office:value-type="float" office:value="0.0135994" calcext:value-type="float">
            <text:p>0.01359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139827" calcext:value-type="float">
            <text:p>0.139827</text:p>
          </table:table-cell>
          <table:table-cell office:value-type="float" office:value="-0.00353535" calcext:value-type="float">
            <text:p>-0.00353535</text:p>
          </table:table-cell>
          <table:table-cell office:value-type="float" office:value="0.964935" calcext:value-type="float">
            <text:p>0.964935</text:p>
          </table:table-cell>
          <table:table-cell office:value-type="float" office:value="0.00181826" calcext:value-type="float">
            <text:p>0.001818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322733" calcext:value-type="float">
            <text:p>0.322733</text:p>
          </table:table-cell>
          <table:table-cell office:value-type="float" office:value="0.0324603" calcext:value-type="float">
            <text:p>0.0324603</text:p>
          </table:table-cell>
          <table:table-cell office:value-type="float" office:value="0.98528" calcext:value-type="float">
            <text:p>0.98528</text:p>
          </table:table-cell>
          <table:table-cell office:value-type="float" office:value="0.014314" calcext:value-type="float">
            <text:p>0.0143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78226" calcext:value-type="float">
            <text:p>0.978226</text:p>
          </table:table-cell>
          <table:table-cell office:value-type="float" office:value="0.940853" calcext:value-type="float">
            <text:p>0.940853</text:p>
          </table:table-cell>
          <table:table-cell office:value-type="float" office:value="0.98646" calcext:value-type="float">
            <text:p>0.98646</text:p>
          </table:table-cell>
          <table:table-cell office:value-type="float" office:value="0.0489604" calcext:value-type="float">
            <text:p>0.04896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([.B2:.B21])/20" office:value-type="float" office:value="0.69912675" calcext:value-type="float">
            <text:p>0.69912675</text:p>
          </table:table-cell>
          <table:table-cell table:formula="of:=SUM([.C2:.C21])/20" office:value-type="float" office:value="0.4252644475" calcext:value-type="float">
            <text:p>0.4252644475</text:p>
          </table:table-cell>
          <table:table-cell table:formula="of:=SUM([.D2:.D21])/20" office:value-type="float" office:value="0.8447347" calcext:value-type="float">
            <text:p>0.8447347</text:p>
          </table:table-cell>
          <table:table-cell table:formula="of:=SUM([.E2:.E21])/20" office:value-type="float" office:value="0.05325494715" calcext:value-type="float">
            <text:p>0.053254947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14:36:17.777139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4:36:25.944408806</dc:date>
    <meta:editing-duration>PT2M11S</meta:editing-duration>
    <meta:editing-cycles>2</meta:editing-cycles>
    <meta:generator>LibreOffice/6.0.3.2$Linux_X86_64 LibreOffice_project/00m0$Build-2</meta:generator>
    <meta:document-statistic meta:table-count="1" meta:cell-count="151" meta:object-count="0"/>
  </office:meta>
</office:document-meta>
</file>